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654e7" officeooo:paragraph-rsid="000d5bd8"/>
    </style:style>
    <style:style style:name="P2" style:family="paragraph" style:parent-style-name="Standard">
      <style:text-properties fo:language="ru" fo:country="RU" officeooo:rsid="000472e8" officeooo:paragraph-rsid="000d5bd8"/>
    </style:style>
    <style:style style:name="P3" style:family="paragraph" style:parent-style-name="Standard">
      <style:text-properties fo:language="ru" fo:country="RU" officeooo:rsid="000472e8" officeooo:paragraph-rsid="000dc860"/>
    </style:style>
    <style:style style:name="P4" style:family="paragraph" style:parent-style-name="Standard">
      <style:text-properties fo:language="ru" fo:country="RU" officeooo:rsid="000824f9" officeooo:paragraph-rsid="000dc860"/>
    </style:style>
    <style:style style:name="P5" style:family="paragraph" style:parent-style-name="Standard">
      <style:text-properties fo:language="ru" fo:country="RU" officeooo:rsid="0007434c" officeooo:paragraph-rsid="000d5bd8"/>
    </style:style>
    <style:style style:name="P6" style:family="paragraph" style:parent-style-name="Standard">
      <style:text-properties fo:language="ru" fo:country="RU" officeooo:rsid="000dc860" officeooo:paragraph-rsid="000dc860"/>
    </style:style>
    <style:style style:name="T1" style:family="text">
      <style:text-properties officeooo:rsid="0007190c"/>
    </style:style>
    <style:style style:name="T2" style:family="text">
      <style:text-properties officeooo:rsid="0007434c"/>
    </style:style>
    <style:style style:name="T3" style:family="text">
      <style:text-properties officeooo:rsid="00087750"/>
    </style:style>
    <style:style style:name="T4" style:family="text">
      <style:text-properties fo:language="en" fo:country="US"/>
    </style:style>
    <style:style style:name="T5" style:family="text">
      <style:text-properties officeooo:rsid="000824f9"/>
    </style:style>
    <style:style style:name="T6" style:family="text">
      <style:text-properties officeooo:rsid="000654e7"/>
    </style:style>
    <style:style style:name="T7" style:family="text">
      <style:text-properties officeooo:rsid="000dc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усских Надежда Федоровна -<text:span text:style-name="T1">врач ультразвуковой диагностики .</text:span></text:p>
      <text:p text:style-name="P2"><text:span text:style-name="T2">1998 год-</text:span>Оренбургск<text:span text:style-name="T2">ая</text:span> государственн<text:span text:style-name="T2">ая</text:span> медицинск<text:span text:style-name="T2">ая</text:span> академ<text:span text:style-name="T2">ия. С</text:span>пециальност<text:span text:style-name="T2">ь </text:span>«Лечебное дело».</text:p>
      <text:p text:style-name="P2">1998 год-<text:span text:style-name="T3">Областная клиническая больница. К</text:span>афедр<text:span text:style-name="T2">а</text:span> терапии ФУВ Оренбургской государственной медицинской академии. <text:span text:style-name="T2">Интернатура </text:span></text:p>
      <text:p text:style-name="P2"/>
      <text:p text:style-name="P5">Повышение квалификации:</text:p>
      <text:p text:style-name="P2">2009 год-<text:span text:style-name="T5">Цикл </text:span><text:s/>«Ультразвуковая диагностика». Государственн<text:span text:style-name="T5">ый</text:span> институт усовершенствования врачей Министерства Обороны Российской Федерации. <text:span text:style-name="T5">Выдан </text:span><text:s/>сертификат специалиста.</text:p>
      <text:p text:style-name="P2">2011 год -<text:span text:style-name="T5">Ц</text:span>икл «Ультразвуковая диагностика в акушерско-гинекологической практике». <text:span text:style-name="T5">К</text:span>афедр<text:span text:style-name="T5">а </text:span>УЗД ГОУ ДПО «Российская медицинская академия последипломного образования Росздрава» г.Москва.</text:p>
      <text:p text:style-name="P2">2012 год-<text:span text:style-name="T5">Цикл </text:span>«Ультразвуковая диагностика поверхностно расположенных органов». <text:span text:style-name="T5">К</text:span>афедр<text:span text:style-name="T5">а</text:span> УЗД ГБОУ ДПО «Российская медицинская академия последипломного образования» г.Москва</text:p>
      <text:p text:style-name="P2">2014 год-<text:span text:style-name="T5">П</text:span>овышение квалификации ФГБВОУ ВПО ВМА им.Кирова г.Санкт-Петербург</text:p>
      <text:p text:style-name="P2">2016 год-<text:span text:style-name="T5">П</text:span>ервая категория по специ<text:span text:style-name="T5">а</text:span>льности «Ультразвуковая диагностика»</text:p>
      <text:p text:style-name="P2">Является членом Российской ассоциации специалистов ультразвуковой диагностики в медицине. </text:p>
      <text:p text:style-name="P2"/>
      <text:p text:style-name="P6">Опыт работы:</text:p>
      <text:p text:style-name="P3">1999 год-<text:span text:style-name="T2">В/</text:span>ч 96504 заведующ<text:span text:style-name="T2">ая</text:span> кабинетом лечебной физкультуры. </text:p>
      <text:p text:style-name="P3">2006 год-<text:span text:style-name="T2">В/ч 96504 </text:span>врача-инфекционист <text:span text:style-name="T4">II </text:span>инфекционного отделения.</text:p>
      <text:p text:style-name="P3">2009 год-<text:span text:style-name="T2">В/ч 96504 </text:span>заведу<text:span text:style-name="T7">ю</text:span>щ<text:span text:style-name="T2">ая</text:span> кабинетом ультразвуковой диагностики поликлиники. </text:p>
      <text:p text:style-name="P3">2017 <text:span text:style-name="T2">год</text:span>-<text:span text:style-name="T5">по настоящее время </text:span><text:s/>врач УЗД в ГБУЗ <text:span text:style-name="T6">ООКПТД.</text:span></text:p>
      <text:p text:style-name="P4">2018 год-<text:span text:style-name="T7">ООО «Эксперт» Диагностический центр на Промысловом. В</text:span>рач УЗД</text:p>
      <text:p text:style-name="P3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2S</meta:editing-duration>
    <meta:editing-cycles>5</meta:editing-cycles>
    <meta:generator>LibreOffice/5.4.7.2$Windows_x86 LibreOffice_project/c838ef25c16710f8838b1faec480ebba495259d0</meta:generator>
    <dc:date>2019-06-10T17:16:57.691000000</dc:date>
    <meta:document-statistic meta:table-count="0" meta:image-count="0" meta:object-count="0" meta:page-count="1" meta:paragraph-count="16" meta:word-count="146" meta:character-count="1395" meta:non-whitespace-character-count="1258"/>
    <meta:user-defined meta:name="Info 1"/>
    <meta:user-defined meta:name="Info 2"/>
    <meta:user-defined meta:name="Info 3"/>
    <meta:user-defined meta:name="Info 4"/>
  </office:meta>
</office:document-meta>
</file>